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9000000CE70E68FF8.png" manifest:media-type="image/png"/>
  <manifest:file-entry manifest:full-path="Pictures/1000020100000135000000E217C0D76A.png" manifest:media-type="image/png"/>
  <manifest:file-entry manifest:full-path="Pictures/10000201000000BC000000B602A0ACD0.png" manifest:media-type="image/png"/>
  <manifest:file-entry manifest:full-path="Pictures/1000000000000640000004B086A20CF0.png" manifest:media-type="image/png"/>
  <manifest:file-entry manifest:full-path="Pictures/10000201000000AF000000C18CC1873A.png" manifest:media-type="image/png"/>
  <manifest:file-entry manifest:full-path="Pictures/10000201000000870000004B339496AA.png" manifest:media-type="image/png"/>
  <manifest:file-entry manifest:full-path="Pictures/10000201000000AE0000008856600FB8.png" manifest:media-type="image/png"/>
  <manifest:file-entry manifest:full-path="Pictures/10000201000000E60000007E5593158E.png" manifest:media-type="image/png"/>
  <manifest:file-entry manifest:full-path="Pictures/100002010000011F000000D80BAF160B.png" manifest:media-type="image/png"/>
  <manifest:file-entry manifest:full-path="Pictures/1000020100000130000001B9A2563A01.png" manifest:media-type="image/png"/>
  <manifest:file-entry manifest:full-path="Pictures/100002010000008D000000885FAEB2F2.png" manifest:media-type="image/png"/>
  <manifest:file-entry manifest:full-path="Pictures/10000201000000C1000000AF85DADBBB.png" manifest:media-type="image/png"/>
  <manifest:file-entry manifest:full-path="Pictures/10000201000000420000005250173B43.png" manifest:media-type="image/png"/>
  <manifest:file-entry manifest:full-path="Pictures/10000201000000780000006FE9112DE6.png" manifest:media-type="image/png"/>
  <manifest:file-entry manifest:full-path="Pictures/100002010000005900000048176D2E0F.png" manifest:media-type="image/png"/>
  <manifest:file-entry manifest:full-path="Pictures/100002010000007400000066120DE132.png" manifest:media-type="image/png"/>
  <manifest:file-entry manifest:full-path="Pictures/10000201000000F600000140FB82ED07.png" manifest:media-type="image/png"/>
  <manifest:file-entry manifest:full-path="Pictures/1000020100000146000000F799F2C1E0.png" manifest:media-type="image/png"/>
  <manifest:file-entry manifest:full-path="Pictures/1000020100000071000000540532F9B6.png" manifest:media-type="image/png"/>
  <manifest:file-entry manifest:full-path="Pictures/100002010000009E00000145B46B822A.png" manifest:media-type="image/png"/>
  <manifest:file-entry manifest:full-path="Pictures/100002010000008E0000002E28DF0F31.png" manifest:media-type="image/png"/>
  <manifest:file-entry manifest:full-path="Pictures/1000020100000050000000431599AC67.png" manifest:media-type="image/png"/>
  <manifest:file-entry manifest:full-path="Pictures/1000020100000026000000481A31568C.png" manifest:media-type="image/png"/>
  <manifest:file-entry manifest:full-path="Pictures/10000201000000310000005777B497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631" officeooo:paragraph-rsid="000fe631"/>
    </style:style>
    <style:style style:name="P2" style:family="paragraph" style:parent-style-name="Standard">
      <style:text-properties officeooo:rsid="000fe631" officeooo:paragraph-rsid="000fe6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5" text:anchor-type="paragraph" svg:x="0.889cm" svg:y="4.657cm" svg:width="1.729cm" svg:height="3.067cm" draw:z-index="4"><draw:image xlink:href="Pictures/10000201000000310000005777B49792.png" xlink:type="simple" xlink:show="embed" xlink:actuate="onLoad"/></draw:frame><draw:frame draw:style-name="fr1" draw:name="Imagen4" text:anchor-type="paragraph" svg:x="15.635cm" svg:y="0.847cm" svg:width="1.341cm" svg:height="2.538cm" draw:z-index="3"><draw:image xlink:href="Pictures/1000020100000026000000481A31568C.png" xlink:type="simple" xlink:show="embed" xlink:actuate="onLoad"/></draw:frame><draw:frame draw:style-name="fr1" draw:name="Imagen3" text:anchor-type="paragraph" svg:x="11.007cm" svg:y="0.873cm" svg:width="2.82cm" svg:height="2.364cm" draw:z-index="2"><draw:image xlink:href="Pictures/1000020100000050000000431599AC67.png" xlink:type="simple" xlink:show="embed" xlink:actuate="onLoad"/></draw:frame><draw:frame draw:style-name="fr1" draw:name="Imagen2" text:anchor-type="paragraph" svg:x="3.792cm" svg:y="1.111cm" svg:width="6.137cm" svg:height="4.798cm" draw:z-index="1"><draw:image xlink:href="Pictures/10000201000000AE0000008856600FB8.png" xlink:type="simple" xlink:show="embed" xlink:actuate="onLoad"/></draw:frame><draw:frame draw:style-name="fr1" draw:name="Imagen1" text:anchor-type="paragraph" svg:x="-0.028cm" svg:y="1.032cm" svg:width="3.14cm" svg:height="2.538cm" draw:z-index="0"><draw:image xlink:href="Pictures/100002010000005900000048176D2E0F.png" xlink:type="simple" xlink:show="embed" xlink:actuate="onLoad"/></draw:frame>Ejercicio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paragraph" svg:x="8.447cm" svg:y="5.345cm" svg:width="2.328cm" svg:height="2.893cm" draw:z-index="9"><draw:image xlink:href="Pictures/10000201000000420000005250173B43.png" xlink:type="simple" xlink:show="embed" xlink:actuate="onLoad"/></draw:frame><draw:frame draw:style-name="fr1" draw:name="Imagen9" text:anchor-type="paragraph" svg:x="2.117cm" svg:y="5.503cm" svg:width="3.985cm" svg:height="2.962cm" draw:z-index="8"><draw:image xlink:href="Pictures/1000020100000071000000540532F9B6.png" xlink:type="simple" xlink:show="embed" xlink:actuate="onLoad"/></draw:frame><draw:frame draw:style-name="fr1" draw:name="Imagen8" text:anchor-type="paragraph" svg:x="11.43cm" svg:y="0.582cm" svg:width="4.09cm" svg:height="3.597cm" draw:z-index="7"><draw:image xlink:href="Pictures/100002010000007400000066120DE132.png" xlink:type="simple" xlink:show="embed" xlink:actuate="onLoad"/></draw:frame><draw:frame draw:style-name="fr1" draw:name="Imagen7" text:anchor-type="paragraph" svg:x="5.856cm" svg:y="0.82cm" svg:width="4.761cm" svg:height="2.646cm" draw:z-index="6"><draw:image xlink:href="Pictures/10000201000000870000004B339496AA.png" xlink:type="simple" xlink:show="embed" xlink:actuate="onLoad"/></draw:frame><draw:frame draw:style-name="fr1" draw:name="Imagen6" text:anchor-type="paragraph" svg:x="0.538cm" svg:y="0.82cm" svg:width="4.232cm" svg:height="3.916cm" draw:z-index="5"><draw:image xlink:href="Pictures/10000201000000780000006FE9112D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</text:p>
      <text:p text:style-name="P1"><draw:frame draw:style-name="fr1" draw:name="Imagen14" text:anchor-type="paragraph" svg:x="4.868cm" svg:y="21.378cm" svg:width="8.112cm" svg:height="4.443cm" draw:z-index="13"><draw:image xlink:href="Pictures/10000201000000E60000007E5593158E.png" xlink:type="simple" xlink:show="embed" xlink:actuate="onLoad"/></draw:frame><draw:frame draw:style-name="fr1" draw:name="Imagen13" text:anchor-type="paragraph" svg:x="11.368cm" svg:y="18.23cm" svg:width="6.172cm" svg:height="6.807cm" draw:z-index="12"><draw:image xlink:href="Pictures/10000201000000AF000000C18CC1873A.png" xlink:type="simple" xlink:show="embed" xlink:actuate="onLoad"/></draw:frame><draw:frame draw:style-name="fr1" draw:name="Imagen12" text:anchor-type="paragraph" svg:x="-0.22cm" svg:y="18.283cm" svg:width="6.807cm" svg:height="6.172cm" draw:z-index="11"><draw:image xlink:href="Pictures/10000201000000C1000000AF85DADBBB.png" xlink:type="simple" xlink:show="embed" xlink:actuate="onLoad"/></draw:frame><draw:frame draw:style-name="fr2" draw:name="Imagen11" text:anchor-type="paragraph" svg:width="10.723cm" svg:height="15.556cm" draw:z-index="10"><draw:image xlink:href="Pictures/1000020100000130000001B9A2563A0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18" text:anchor-type="paragraph" svg:x="5.248cm" svg:y="21.114cm" svg:width="4.972cm" svg:height="4.798cm" draw:z-index="17"><draw:image xlink:href="Pictures/100002010000008D000000885FAEB2F2.png" xlink:type="simple" xlink:show="embed" xlink:actuate="onLoad"/></draw:frame><draw:frame draw:style-name="fr1" draw:name="Imagen17" text:anchor-type="paragraph" svg:x="4.807cm" svg:y="17.595cm" svg:width="5.008cm" svg:height="1.623cm" draw:z-index="16"><draw:image xlink:href="Pictures/100002010000008E0000002E28DF0F31.png" xlink:type="simple" xlink:show="embed" xlink:actuate="onLoad"/></draw:frame><draw:frame draw:style-name="fr1" draw:name="Imagen16" text:anchor-type="paragraph" svg:x="2.884cm" svg:y="0cm" svg:width="10.123cm" svg:height="7.618cm" draw:z-index="15"><draw:image xlink:href="Pictures/100002010000011F000000D80BAF160B.png" xlink:type="simple" xlink:show="embed" xlink:actuate="onLoad"/></draw:frame><draw:frame draw:style-name="fr1" draw:name="Imagen15" text:anchor-type="paragraph" svg:x="2.646cm" svg:y="10.213cm" svg:width="10.123cm" svg:height="7.618cm" draw:z-index="14"><draw:image xlink:href="Pictures/1000000000000640000004B086A20CF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21" text:anchor-type="paragraph" svg:x="5.503cm" svg:y="19.182cm" svg:width="6.63cm" svg:height="6.419cm" draw:z-index="20"><draw:image xlink:href="Pictures/10000201000000BC000000B602A0ACD0.png" xlink:type="simple" xlink:show="embed" xlink:actuate="onLoad"/></draw:frame><draw:frame draw:style-name="fr1" draw:name="Imagen20" text:anchor-type="paragraph" svg:x="2.681cm" svg:y="9.657cm" svg:width="11.499cm" svg:height="8.712cm" draw:z-index="19"><draw:image xlink:href="Pictures/1000020100000146000000F799F2C1E0.png" xlink:type="simple" xlink:show="embed" xlink:actuate="onLoad"/></draw:frame><draw:frame draw:style-name="fr3" draw:name="Imagen19" text:anchor-type="paragraph" svg:width="10.899cm" svg:height="7.971cm" draw:z-index="18"><draw:image xlink:href="Pictures/1000020100000135000000E217C0D7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3" text:anchor-type="paragraph" svg:x="5.715cm" svg:y="7.858cm" svg:width="5.572cm" svg:height="11.464cm" draw:z-index="22"><draw:image xlink:href="Pictures/100002010000009E00000145B46B822A.png" xlink:type="simple" xlink:show="embed" xlink:actuate="onLoad"/></draw:frame><draw:frame draw:style-name="fr3" draw:name="Imagen22" text:anchor-type="paragraph" svg:width="12.169cm" svg:height="7.265cm" draw:z-index="21"><draw:image xlink:href="Pictures/1000020100000159000000CE70E68FF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4" text:anchor-type="paragraph" svg:x="3.978cm" svg:y="0.261cm" svg:width="8.677cm" svg:height="11.287cm" draw:z-index="23"><draw:image xlink:href="Pictures/10000201000000F600000140FB82ED0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7:06:32.719000000</meta:creation-date>
    <dc:date>2014-04-11T19:33:29.689000000</dc:date>
    <meta:editing-duration>PT1H57M43S</meta:editing-duration>
    <meta:editing-cycles>3</meta:editing-cycles>
    <meta:generator>LibreOffice/4.2.2.1$Windows_x86 LibreOffice_project/3be8cda0bddd8e430d8cda1ebfd581265cca5a0f</meta:generator>
    <meta:document-statistic meta:table-count="0" meta:image-count="24" meta:object-count="0" meta:page-count="6" meta:paragraph-count="2" meta:word-count="4" meta:character-count="22" meta:non-whitespace-character-count="20"/>
  </office:meta>
</office:document-meta>
</file>